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style:font-name="Courier 10 Pitch" fo:font-size="11pt" style:font-size-asian="11pt" style:font-size-complex="11pt"/>
    </style:style>
    <style:style style:name="P2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style:font-name="Courier 10 Pitch" fo:font-size="11pt" fo:font-weight="bold" style:font-size-asian="11pt" style:font-weight-asian="bold" style:font-size-complex="11pt" style:font-weight-complex="bold"/>
    </style:style>
    <style:style style:name="P3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fo:color="#000000" style:font-name="Courier 10 Pitch" fo:font-size="11pt" fo:font-weight="bold" style:font-size-asian="11pt" style:font-weight-asian="bold" style:font-size-complex="11pt" style:font-weight-complex="bold"/>
    </style:style>
    <style:style style:name="P4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fo:color="#000000" style:font-name="Courier 10 Pitch" fo:font-size="11pt" fo:font-weight="normal" style:font-size-asian="11pt" style:font-weight-asian="normal" style:font-size-complex="11pt" style:font-weight-complex="normal"/>
    </style:style>
    <style:style style:name="P5" style:family="paragraph" style:parent-style-name="Preformatted_20_Text" style:list-style-name="L1">
      <style:paragraph-properties fo:margin-top="0cm" fo:margin-bottom="0cm"/>
      <style:text-properties fo:color="#000000" style:font-name="Courier 10 Pitch" fo:font-size="11pt" style:font-size-asian="11pt" style:font-size-complex="11pt"/>
    </style:style>
    <style:style style:name="P6" style:family="paragraph" style:parent-style-name="Preformatted_20_Text" style:list-style-name="L2">
      <style:paragraph-properties fo:margin-top="0cm" fo:margin-bottom="0cm"/>
      <style:text-properties fo:color="#000000" style:font-name="Courier 10 Pitch" fo:font-size="11pt" style:font-size-asian="11pt" style:font-size-complex="11pt"/>
    </style:style>
    <style:style style:name="P7" style:family="paragraph" style:parent-style-name="Preformatted_20_Text" style:list-style-name="L3">
      <style:paragraph-properties fo:margin-top="0cm" fo:margin-bottom="0cm"/>
      <style:text-properties fo:color="#000000" style:font-name="Courier 10 Pitch" fo:font-size="11pt" style:font-size-asian="11pt" style:font-size-complex="11pt"/>
    </style:style>
    <style:style style:name="P8" style:family="paragraph" style:parent-style-name="Preformatted_20_Text" style:list-style-name="L1">
      <style:paragraph-properties fo:margin-left="2.501cm" fo:margin-right="0cm" fo:margin-top="0cm" fo:margin-bottom="0cm" fo:text-indent="-0.635cm" style:auto-text-indent="false"/>
      <style:text-properties fo:color="#000000" style:font-name="Courier 10 Pitch" fo:font-size="11pt" style:font-size-asian="11pt" style:font-size-complex="11pt"/>
    </style:style>
    <style:style style:name="P9" style:family="paragraph" style:parent-style-name="Preformatted_20_Text" style:list-style-name="L1">
      <style:paragraph-properties fo:margin-left="1.251cm" fo:margin-right="0cm" fo:margin-top="0cm" fo:margin-bottom="0cm" fo:text-indent="-0.635cm" style:auto-text-indent="false"/>
      <style:text-properties fo:color="#000000" style:font-name="Courier 10 Pitch"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imulation parameters for step model</text:p>
      <text:p text:style-name="P4">The model is appropriate to test the following RaySAR aspects:</text:p>
      <text:p text:style-name="P4">- simulation of 2D maps (MATLAB GUI „2D_Maps“)<text:line-break/>- simulation of height profiles / maps (including elevation; MATLAB GUI „Elevation_Analysis“)</text:p>
      <text:p text:style-name="P4"/>
      <text:p text:style-name="P4">POV-Ray ray tracing:</text:p>
      <text:p text:style-name="P4">→ Windows: open the POV-model in POV-Ray and run (→ button „run“) the rendering procedure using the rendering settings [1000x1200, No AA]. Result: „Contributions.txt“ in model folder. Define the intended setting in ini-file „QUICKRES.INI“ (→ button „Ini“) if it is not available yet. </text:p>
      <text:p text:style-name="P4">→ Linux: use the terminal command „povray Step.pov +W1000 +H1200“ in the folder of the POV-model. Result: „Contributions.txt“ in model folder.</text:p>
      <text:p text:style-name="P2"/>
      <text:p text:style-name="P2"/>
      <text:p text:style-name="P2">Model parameters</text:p>
      <text:p text:style-name="P1"/>
      <text:list xml:id="list13829788961" text:style-name="L1">
        <text:list-item>
          <text:p text:style-name="P5">3D model: composed by two boxes defined in POV-Ray; box dimensions (length, width, height): 20 m x 20 m x 20 m; 20 m x 20 m x 40 m</text:p>
        </text:list-item>
        <text:list-item>
          <text:p text:style-name="P5">Azimuth-Elevation plane: 100 m x 120 m</text:p>
        </text:list-item>
        <text:list-item>
          <text:p text:style-name="P5">Rendering: 1000 x 1200 pixels, no anti-aliasing</text:p>
        </text:list-item>
        <text:list-item>
          <text:p text:style-name="P5">Surface parameters </text:p>
        </text:list-item>
        <text:list-item>
          <text:p text:style-name="P8">Step: finish {reflection {0.5} ambient 0 diffuse 0.3 specular 0.7 roughness 0.005}</text:p>
        </text:list-item>
        <text:list-item>
          <text:p text:style-name="P8">Ground: finish {reflection {0.5} ambient 0 diffuse 0.1 specular 0}</text:p>
        </text:list-item>
        <text:list-item>
          <text:p text:style-name="P9">Imaging geometry </text:p>
        </text:list-item>
        <text:list-item>
          <text:p text:style-name="P8">Position of sensor and light source: location <text:s/>&lt;0,60,-60&gt;, i.e. Angle of incidence = 45°</text:p>
        </text:list-item>
        <text:list-item>
          <text:p text:style-name="P8">Scene center: look_at &lt;0,0,0&gt;</text:p>
        </text:list-item>
        <text:list-item>
          <text:p text:style-name="P9">Object changes</text:p>
        </text:list-item>
        <text:list-item>
          <text:p text:style-name="P8">Translation: box 2 translated &lt;0,0,20&gt;</text:p>
        </text:list-item>
      </text:list>
      <text:p text:style-name="P1"><text:s text:c="32"/></text:p>
      <text:p text:style-name="P1"><text:s text:c="14"/></text:p>
      <text:p text:style-name="P2">Parameters for simulating the reflectivity map</text:p>
      <text:list xml:id="list1390259730" text:style-name="L2">
        <text:list-item>
          <text:p text:style-name="P6">Image limits: azimuth: -15 m to 15 m; (slant) range: 62 m to 137 m</text:p>
        </text:list-item>
        <text:list-item>
          <text:p text:style-name="P6">Pixel spacing: 0.2 m x 0.2 m</text:p>
        </text:list-item>
        <text:list-item>
          <text:p text:style-name="P6">Image geometry: slant range</text:p>
        </text:list-item>
        <text:list-item>
          <text:p text:style-name="P6">Aspect angle (heading angle): frontal view</text:p>
        </text:list-item>
        <text:list-item>
          <text:p text:style-name="P6">Summing of signal contributions: non-coherent</text:p>
        </text:list-item>
        <text:list-item>
          <text:p text:style-name="P6">Dynamic range of amplitudes: -20 dB to maximum dB </text:p>
        </text:list-item>
      </text:list>
      <text:p text:style-name="P1"/>
      <text:p text:style-name="P2">Parameters for the elevation analysis</text:p>
      <text:list xml:id="list245830262" text:style-name="L3">
        <text:list-item>
          <text:p text:style-name="P7">Elevation resolution for scatterer histogram: 2 m</text:p>
        </text:list-item>
        <text:list-item>
          <text:p text:style-name="P7">Sampling stepwidth for slice in elevation direction: 2 m</text:p>
        </text:list-item>
        <text:list-item>
          <text:p text:style-name="P7">Elevation interval to be displayed: Min - Ma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er </meta:initial-creator>
    <meta:creation-date>2015-12-22T10:09:13</meta:creation-date>
    <dc:date>2016-01-11T12:38:12</dc:date>
    <dc:creator>Auer </dc:creator>
    <meta:editing-duration>PT1H39M38S</meta:editing-duration>
    <meta:editing-cycles>17</meta:editing-cycles>
    <meta:generator>LibreOffice/3.5$Linux_X86_64 LibreOffice_project/350m1$Build-2</meta:generator>
    <meta:document-statistic meta:table-count="0" meta:image-count="0" meta:object-count="0" meta:page-count="1" meta:paragraph-count="31" meta:word-count="300" meta:character-count="1825" meta:non-whitespace-character-count="1523"/>
  </office:meta>
</office:document-meta>
</file>